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1.67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8894in" svg:height="4.5591in" svg:x="4.074in" svg:y="0.4591in">
            <draw:object draw:notify-on-update-of-ranges="Sheet1.A1:Sheet1.A1 Sheet1.A2:Sheet1.A47 Sheet1.B1:Sheet1.B1 Sheet1.B2:Sheet1.B4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ccuracy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974359452440048" calcext:value-type="float">
            <text:p>9.74359452440048E-00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383705380118754" calcext:value-type="float">
            <text:p>0.0003837054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274261784555946" calcext:value-type="float">
            <text:p>0.0002742618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0363089874208582" calcext:value-type="float">
            <text:p>0.000036309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0719487342410041" calcext:value-type="float">
            <text:p>7.19487342410041E-00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10383409095958" calcext:value-type="float">
            <text:p>0.000103834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000743670771834636" calcext:value-type="float">
            <text:p>7.43670771834636E-006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00184344818338888" calcext:value-type="float">
            <text:p>1.84344818338888E-005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000422965983371692" calcext:value-type="float">
            <text:p>4.22965983371692E-005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00267331059673449" calcext:value-type="float">
            <text:p>2.67331059673449E-005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0921809153250806" calcext:value-type="float">
            <text:p>9.21809153250806E-005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000566571380795955" calcext:value-type="float">
            <text:p>5.66571380795955E-006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000120678828966815" calcext:value-type="float">
            <text:p>1.20678828966815E-005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000404806464708432" calcext:value-type="float">
            <text:p>4.04806464708432E-005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00039670421010537" calcext:value-type="float">
            <text:p>3.9670421010537E-005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183003878181917" calcext:value-type="float">
            <text:p>1.83003878181917E-005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00383401172613778" calcext:value-type="float">
            <text:p>3.83401172613778E-005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0000164295466917786" calcext:value-type="float">
            <text:p>0.000001643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0001531646326" calcext:value-type="float">
            <text:p>2.000153164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000425153302020789" calcext:value-type="float">
            <text:p>4.25153302020789E-005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151671789860446" calcext:value-type="float">
            <text:p>1.51671789860446E-005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00055170115067829" calcext:value-type="float">
            <text:p>5.5170115067829E-005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0013054780803179" calcext:value-type="float">
            <text:p>1.3054780803179E-005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00012513682807023" calcext:value-type="float">
            <text:p>1.2513682807023E-005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000220232093160324" calcext:value-type="float">
            <text:p>2.20232093160324E-005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367471177853097" calcext:value-type="float">
            <text:p>3.67471177853097E-005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0000652571441957026" calcext:value-type="float">
            <text:p>6.52571441957026E-006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000108367193714153" calcext:value-type="float">
            <text:p>1.08367193714153E-005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000202428323267779" calcext:value-type="float">
            <text:p>2.02428323267779E-005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000139438156536128" calcext:value-type="float">
            <text:p>1.39438156536128E-005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00259598432435681" calcext:value-type="float">
            <text:p>2.59598432435681E-005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000159928101157335" calcext:value-type="float">
            <text:p>1.59928101157335E-005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000166369457548042" calcext:value-type="float">
            <text:p>1.66369457548042E-005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0000274554977065316" calcext:value-type="float">
            <text:p>2.74554977065316E-006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00000180084966040589" calcext:value-type="float">
            <text:p>1.80084966040589E-007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0029600924043083" calcext:value-type="float">
            <text:p>2.9600924043083E-006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00014908141639782" calcext:value-type="float">
            <text:p>1.4908141639782E-005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00000849410296253169" calcext:value-type="float">
            <text:p>8.49410296253169E-007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0000614871731166201" calcext:value-type="float">
            <text:p>6.14871731166201E-006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000150131334720373" calcext:value-type="float">
            <text:p>1.50131334720373E-005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0000654938541066726" calcext:value-type="float">
            <text:p>6.54938541066726E-006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00003358792713" calcext:value-type="float">
            <text:p>2.000033587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0000745141162729868" calcext:value-type="float">
            <text:p>7.45141162729868E-006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0000296341975518945" calcext:value-type="float">
            <text:p>2.96341975518945E-006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0000227268842069265" calcext:value-type="float">
            <text:p>2.27268842069265E-006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53650281040565" calcext:value-type="float">
            <text:p>0.00000536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6T19:26:39.794000000</dc:date>
    <meta:document-statistic meta:table-count="1" meta:cell-count="96" meta:object-count="1"/>
    <meta:generator>LibreOffice/4.1.4.2$Windows_x86 LibreOffice_project/0a0440ccc0227ad9829de5f46be37cfb6edcf7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04cm" svg:height="11.581cm" xlink:href=".." xlink:type="simple" chart:class="chart:line" chart:style-name="ch1">
        <chart:title svg:x="8.058cm" svg:y="0.367cm" chart:style-name="ch2">
          <text:p>Generation Change</text:p>
        </chart:title>
        <chart:legend chart:legend-position="end" svg:x="17.241cm" svg:y="5.478cm" style:legend-expansion="high" chart:style-name="ch3"/>
        <chart:plot-area chart:style-name="ch4" table:cell-range-address="Sheet1.A1:Sheet1.B47" chart:data-source-has-labels="both" svg:x="1.438cm" svg:y="1.839cm" svg:width="15.003cm" svg:height="8.503cm">
          <chartooo:coordinate-region svg:x="2.906cm" svg:y="2.051cm" svg:width="13.255cm" svg:height="7.194cm"/>
          <chart:axis chart:dimension="x" chart:name="primary-x" chart:style-name="ch5" chartooo:axis-type="auto">
            <chartooo:date-scale/>
            <chart:title svg:x="7.175cm" svg:y="10.574cm" chart:style-name="ch6">
              <text:p>Number of Generations</text:p>
            </chart:title>
            <chart:categories table:cell-range-address="Sheet1.A2:Sheet1.A47"/>
          </chart:axis>
          <chart:axis chart:dimension="y" chart:name="primary-y" chart:style-name="ch5">
            <chart:title svg:x="0.451cm" svg:y="6.782cm" chart:style-name="ch7">
              <text:p>Accuracy</text:p>
            </chart:title>
            <chart:grid chart:style-name="ch8" chart:class="major"/>
          </chart:axis>
          <chart:series chart:style-name="ch9" chart:values-cell-range-address="Sheet1.B2:Sheet1.B47" chart:label-cell-address="Sheet1.B1:Sheet1.B1" chart:class="chart:line">
            <chart:data-point chart:repeated="4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heet1.A2:Sheet1.A47</svg:desc>
                </draw:g>
              </table:table-cell>
              <table:table-cell office:value-type="float" office:value="0.0000974359452440048">
                <text:p>0.0000974359452440048</text:p>
                <draw:g>
                  <svg:desc>Sheet1.B2:Sheet1.B47</svg:desc>
                </draw:g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0383705380118754">
                <text:p>0.00038370538011875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0274261784555946">
                <text:p>0.00027426178455594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00363089874208582">
                <text:p>0.000036308987420858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00719487342410041">
                <text:p>0.000071948734241004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10383409095958">
                <text:p>0.0001038340909595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0000743670771834636">
                <text:p>0.000007436707718346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00184344818338888">
                <text:p>0.000018434481833888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000422965983371692">
                <text:p>0.000042296598337169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000267331059673449">
                <text:p>0.000026733105967344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00921809153250806">
                <text:p>0.000092180915325080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000566571380795955">
                <text:p>0.0000056657138079595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000120678828966815">
                <text:p>0.000012067882896681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000404806464708432">
                <text:p>0.000040480646470843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00039670421010537">
                <text:p>0.00003967042101053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0183003878181917">
                <text:p>0.000018300387818191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000383401172613778">
                <text:p>0.000038340117261377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0000164295466917786">
                <text:p>0.0000016429546691778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000425153302020789">
                <text:p>0.000042515330202078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00151671789860446">
                <text:p>0.000015167178986044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00055170115067829">
                <text:p>0.000055170115067829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00013054780803179">
                <text:p>0.00001305478080317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000012513682807023">
                <text:p>0.000012513682807023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0000220232093160324">
                <text:p>0.000022023209316032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0367471177853097">
                <text:p>0.0000367471177853097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00000652571441957026">
                <text:p>0.00000652571441957026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0108367193714153">
                <text:p>0.0000108367193714153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000202428323267779">
                <text:p>0.0000202428323267779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000139438156536128">
                <text:p>0.000013943815653612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0000259598432435681">
                <text:p>0.0000259598432435681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0000159928101157335">
                <text:p>0.0000159928101157335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000166369457548042">
                <text:p>0.0000166369457548042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00000274554977065316">
                <text:p>0.00000274554977065316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000000180084966040589">
                <text:p>0.00000018008496604058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00029600924043083">
                <text:p>0.0000029600924043083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000014908141639782">
                <text:p>0.00001490814163978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000000849410296253169">
                <text:p>0.000000849410296253169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00000614871731166201">
                <text:p>0.00000614871731166201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0000150131334720373">
                <text:p>0.0000150131334720373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00000654938541066726">
                <text:p>0.00000654938541066726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0000745141162729868">
                <text:p>0.00000745141162729868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00000296341975518945">
                <text:p>0.00000296341975518945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00000227268842069265">
                <text:p>0.0000022726884206926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0053650281040565">
                <text:p>0.00000536502810405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